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94beb0a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a095f8d" style:font-size-asian="9pt" style:font-weight-asian="bold" style:font-size-complex="9pt" style:font-weight-complex="bold"/>
    </style:style>
    <style:style style:name="P10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1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217ace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20a104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914edeb" style:font-size-asian="9pt" style:font-weight-asian="bold" style:font-size-complex="9pt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20" style:family="paragraph" style:parent-style-name="Heading_20_2">
      <style:text-properties style:font-name="Sans-serif" officeooo:rsid="083c5dd1" officeooo:paragraph-rsid="083c5dd1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8fe7bc5" style:font-weight-asian="normal" style:font-weight-complex="normal"/>
    </style:style>
    <style:style style:name="T19" style:family="text">
      <style:text-properties fo:font-weight="normal" officeooo:rsid="09131e5d" style:font-weight-asian="normal" style:font-weight-complex="normal"/>
    </style:style>
    <style:style style:name="T20" style:family="text">
      <style:text-properties fo:font-weight="normal" officeooo:rsid="091f2201" style:font-weight-asian="normal" style:font-weight-complex="normal"/>
    </style:style>
    <style:style style:name="T21" style:family="text">
      <style:text-properties fo:font-weight="normal" officeooo:rsid="0924ed8f" style:font-weight-asian="normal" style:font-weight-complex="normal"/>
    </style:style>
    <style:style style:name="T22" style:family="text">
      <style:text-properties fo:font-weight="normal" officeooo:rsid="09269de3" style:font-weight-asian="normal" style:font-weight-complex="normal"/>
    </style:style>
    <style:style style:name="T23" style:family="text">
      <style:text-properties fo:font-weight="normal" officeooo:rsid="092a31bc" style:font-weight-asian="normal" style:font-weight-complex="normal"/>
    </style:style>
    <style:style style:name="T24" style:family="text">
      <style:text-properties fo:font-weight="normal" officeooo:rsid="092c017e" style:font-weight-asian="normal" style:font-weight-complex="normal"/>
    </style:style>
    <style:style style:name="T25" style:family="text">
      <style:text-properties fo:font-weight="normal" officeooo:rsid="092c3eb6" style:font-weight-asian="normal" style:font-weight-complex="normal"/>
    </style:style>
    <style:style style:name="T26" style:family="text">
      <style:text-properties fo:font-weight="normal" officeooo:rsid="093d9605" style:font-weight-asian="normal" style:font-weight-complex="normal"/>
    </style:style>
    <style:style style:name="T27" style:family="text">
      <style:text-properties fo:font-weight="normal" officeooo:rsid="0a0bee52" style:font-weight-asian="normal" style:font-weight-complex="normal"/>
    </style:style>
    <style:style style:name="T28" style:family="text">
      <style:text-properties fo:font-weight="normal" officeooo:rsid="0b27e453" style:font-weight-asian="normal" style:font-weight-complex="normal"/>
    </style:style>
    <style:style style:name="T29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b20a104" style:font-style-asian="italic" style:font-weight-asian="normal" style:font-style-complex="italic" style:font-weight-complex="normal"/>
    </style:style>
    <style:style style:name="T31" style:family="text">
      <style:text-properties fo:font-style="normal" officeooo:rsid="0716bceb" style:font-style-asian="normal" style:font-style-complex="normal"/>
    </style:style>
    <style:style style:name="T32" style:family="text">
      <style:text-properties fo:font-style="normal" officeooo:rsid="0914edeb" style:font-style-asian="normal" style:font-style-complex="normal"/>
    </style:style>
    <style:style style:name="T33" style:family="text">
      <style:text-properties fo:font-style="normal" officeooo:rsid="0b20a104" style:font-style-asian="normal" style:font-style-complex="normal"/>
    </style:style>
    <style:style style:name="T34" style:family="text">
      <style:text-properties fo:font-style="normal" officeooo:rsid="0b217ace" style:font-style-asian="normal" style:font-style-complex="normal"/>
    </style:style>
    <style:style style:name="T3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921315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92294c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4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size="9pt" fo:font-style="normal" fo:font-weight="normal" officeooo:rsid="0b2e9053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60" style:family="text">
      <style:text-properties fo:font-size="9pt" fo:font-style="normal" fo:font-weight="bold" officeooo:rsid="0b2a07be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fo:font-size="9pt" fo:font-style="normal" fo:font-weight="bold" officeooo:rsid="0b2b5f13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font-size="9pt" fo:font-style="italic" fo:font-weight="normal" officeooo:rsid="09210f4c" style:font-size-asian="9pt" style:font-style-asian="italic" style:font-weight-asian="normal" style:font-size-complex="9pt" style:font-style-complex="italic" style:font-weight-complex="normal"/>
    </style:style>
    <style:style style:name="T63" style:family="text">
      <style:text-properties officeooo:rsid="0716bceb"/>
    </style:style>
    <style:style style:name="T64" style:family="text">
      <style:text-properties officeooo:rsid="077a6193"/>
    </style:style>
    <style:style style:name="T65" style:family="text">
      <style:text-properties officeooo:rsid="08c46e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0" text:outline-level="2">Abilities</text:h>
      <text:p text:style-name="P4"><text:span text:style-name="T3">●</text:span><text:span text:style-name="T64"> Kung Fu ○ ○ ○ ○</text:span><text:span text:style-name="T3"> </text:span><text:span text:style-name="T63">–</text:span><text:span text:style-name="T3"> </text:span><text:span text:style-name="T13">You fight </text:span><text:span text:style-name="T19">and defend</text:span><text:span text:style-name="T13"> </text:span><text:span text:style-name="T26">uncannily</text:span><text:span text:style-name="T17"> </text:span><text:span text:style-name="T9">with </text:span><text:span text:style-name="T23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5">with </text:span><text:span text:style-name="T24">your</text:span><text:span text:style-name="T16"> body, you can choose to do 1 or 2 harm; with your weapon, 1-3 harm.</text:span></text:p>
      <text:p text:style-name="P3"/>
      <text:p text:style-name="P7"><text:span text:style-name="T14">I</text:span><text:span text:style-name="T2">conic weapon:</text:span></text:p>
      <text:p text:style-name="P2"/>
      <text:p text:style-name="P5"><text:span text:style-name="T63">○ Chi Control ○ ○ ○</text:span><text:span text:style-name="T3"> </text:span><text:span text:style-name="T63">–</text:span><text:span text:style-name="T3"> </text:span><text:span text:style-name="T18">You control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20" text:outline-level="2"><text:span text:style-name="T65">Special </text:span>Moves</text:h>
      <text:p text:style-name="P6"><text:span text:style-name="T63">○ Eyes of the Mantis –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2">threat </text:span><text:span text:style-name="T5">you see </text:span><text:span text:style-name="T21">without moving your head or even your eyes.</text:span></text:p>
      <text:h text:style-name="P8" text:outline-level="1"/>
      <text:h text:style-name="P8" text:outline-level="1"><text:span text:style-name="T63">○ What wires? –</text:span><text:span text:style-name="T3"> </text:span><text:span text:style-name="T10">You jump really high, </text:span><text:span text:style-name="T20">can </text:span><text:span text:style-name="T10">kick off the scenery to go even higher, and </text:span><text:span text:style-name="T28">float gracefully back to the ground.</text:span></text:h>
      <text:h text:style-name="P10" text:outline-level="1"/>
      <text:h text:style-name="P9" text:outline-level="1"><text:span text:style-name="T63">○ Body of Iron –</text:span><text:span text:style-name="T3"> </text:span><text:span text:style-name="T11">You reinforce </text:span><text:span text:style-name="T12">your body</text:span><text:span text:style-name="T11"> with </text:span><text:span text:style-name="T27">conditioning and </text:span><text:span text:style-name="T12">your </text:span><text:span text:style-name="T11">spirit. </text:span><text:span text:style-name="T41">You </text:span><text:span text:style-name="T44">permanently </text:span><text:span text:style-name="T41">get </text:span><text:span text:style-name="T42">rank 2 of Health.</text:span></text:h>
      <text:h text:style-name="P11" text:outline-level="1"/>
      <text:h text:style-name="P12" text:outline-level="1"><text:span text:style-name="T31">○ </text:span><text:span text:style-name="T34">With a fucking pencil!</text:span><text:span text:style-name="T31"> –</text:span><text:span text:style-name="T35"> </text:span><text:span text:style-name="T45">You grab an object close at hand. </text:span><text:span text:style-name="T46">Y</text:span><text:span text:style-name="T45">ou can use that object as if it were your iconic weapon </text:span><text:span text:style-name="T46">for the purposes of a single move—after which the object is irretrievably lost or broken.</text:span></text:h>
      <text:h text:style-name="P15" text:outline-level="1"/>
      <text:h text:style-name="P13" text:outline-level="1"><text:span text:style-name="T31">○ </text:span><text:span text:style-name="T33">Drunken Master</text:span><text:span text:style-name="T31"> –</text:span><text:span text:style-name="T35"> </text:span><text:span text:style-name="T43">Ignore any mental status while using </text:span><text:span text:style-name="T33">kung fu</text:span><text:span text:style-name="T43"> to make a </text:span><text:span text:style-name="T30">story move</text:span><text:span text:style-name="T43">.</text:span></text:h>
      <text:h text:style-name="P16" text:outline-level="1"/>
      <text:h text:style-name="P14" text:outline-level="1"><text:span text:style-name="T31">○ </text:span><text:span text:style-name="T32">Fists of Steel</text:span><text:span text:style-name="T31"> –</text:span><text:span text:style-name="T35"> </text:span><text:span text:style-name="T36">When </text:span><text:span text:style-name="T38">striking</text:span><text:span text:style-name="T36"> </text:span><text:span text:style-name="T37">with hand or foot </text:span><text:span text:style-name="T38">to make a </text:span><text:span text:style-name="T29">story move</text:span><text:span text:style-name="T36">, </text:span><text:span text:style-name="T48">the target’s material or composition can’t make you get </text:span><text:span text:style-name="T47">No Effect.</text:span></text:h>
      <text:h text:style-name="P17" text:outline-level="1"/>
      <text:h text:style-name="P19" text:outline-level="1"><text:span text:style-name="T58">○ </text:span><text:span text:style-name="T61">Down your pants</text:span><text:span text:style-name="T60">?</text:span><text:span text:style-name="T49"> – </text:span><text:span text:style-name="T52">Any instant nobody’s looking at you, you can </text:span><text:span text:style-name="T53">either stash your iconic weapon seemingly “nowhere”; or you can retrieve the weapon you previously stashed there. </text:span><text:span text:style-name="T54">You can only stash your iconic weapon, </text:span><text:span text:style-name="T56">and only if it’s an inanimate object.</text:span></text:h>
      <text:h text:style-name="P19" text:outline-level="1"><text:span text:style-name="T49"/></text:h>
      <text:h text:style-name="P18" text:outline-level="1"><text:span text:style-name="T58">○ </text:span><text:span text:style-name="T59">Catch a bullet</text:span><text:span text:style-name="T49"> – </text:span><text:span text:style-name="T50">You </text:span><text:span text:style-name="T57">can catch</text:span><text:span text:style-name="T50"> </text:span><text:span text:style-name="T51">or deflect </text:span><text:span text:style-name="T50">a bullet or other projectile </text:span><text:span text:style-name="T51">with your body or iconic weapon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6T19:25:27.727451041</dc:date>
    <meta:editing-duration>P8DT11M13S</meta:editing-duration>
    <meta:editing-cycles>2517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14" meta:character-count="1724" meta:non-whitespace-character-count="1417"/>
  </office:meta>
</office:document-meta>
</file>